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T1" style:family="text">
      <style:text-properties fo:color="#ff33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 am I</text:p>
          </draw:text-box>
        </draw:frame>
        <draw:frame presentation:style-name="pr2" draw:layer="layout" svg:width="25.199cm" svg:height="12.179cm" svg:x="1.4cm" svg:y="4.614cm" presentation:class="outline" presentation:user-transformed="true">
          <draw:text-box>
            <text:list text:style-name="L2">
              <text:list-item>
                <text:p xml:id="id1" text:id="id1">Rusi Mody</text:p>
                <text:p/>
              </text:list-item>
              <text:list-item>
                <text:p xml:id="id2" text:id="id2">Site: <text:a xlink:href="http://www.the-magus.in/" xlink:type="simple">http://www.the-magus.in</text:a></text:p>
                <text:p/>
              </text:list-item>
              <text:list-item>
                <text:p xml:id="id3" text:id="id3">Blog: <text:a xlink:href="../%20http://blog.languager.org" xlink:type="simple">http://blog.languager.org</text:a> </text:p>
                <text:p/>
              </text:list-item>
              <text:list-item>
                <text:p xml:id="id4" text:id="id4">Take down only this much. :-) </text:p>
                <text:p xml:id="id5" text:id="id5">Rest of this class I will put up there!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Detail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ings labelled under functional programming are at:</text:p>
                <text:p/>
                <text:p><text:a xlink:href="http://blog.languager.org/search/label/FP" xlink:type="simple">http://blog.languager.org/search/label/FP</text:a></text:p>
                <text:p/>
              </text:list-item>
              <text:list-item>
                <text:p>In particular..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1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lost booty:</text:p>
                <text:p>http://blog.languager.org/2012/10/functional-programming-lost-booty.html</text:p>
              </text:list-item>
              <text:list-item>
                <text:p>FP invades the mainstream:</text:p>
                <text:p>http://blog.languager.org/2013/06/functional-programming-invades.html</text:p>
              </text:list-item>
              <text:list-item>
                <text:p>Pervasiveness (and misunderstandings!) of recursion:</text:p>
                <text:p>http://blog.languager.org/2012/05/recursion-pervasive-in-cs.html</text:p>
              </text:list-item>
              <text:list-item>
                <text:p>Other things are a bit technical: <text:s/>What SICP gets wrong</text:p>
                <text:p>http://blog.languager.org/2013/08/applying-si-on-sicp.html</text:p>
                <text:p/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2</text:p>
          </draw:text-box>
        </draw:frame>
        <draw:frame presentation:style-name="pr5" draw:layer="layout" svg:width="25.199cm" svg:height="12.18cm" svg:x="1.3cm" svg:y="4.914cm" presentation:class="outline" presentation:user-transformed="true">
          <draw:text-box>
            <text:list text:style-name="L2">
              <text:list-item>
                <text:p xml:id="id6" text:id="id6">C Paper: <text:s/>http://www.the-magus.in/Publications/chor.pdf</text:p>
                <text:p xml:id="id7" text:id="id7"><text:span text:style-name="T1">Or why teaching CS with C triples the length of the curriculum without adding any content!</text:span></text:p>
                <text:p/>
              </text:list-item>
              <text:list-item>
                <text:p xml:id="id8" text:id="id8">gofer</text:p>
                <text:p xml:id="id9" text:id="id9">Original: http://web.cecs.pdx.edu/~mpj/goferarc/index.html</text:p>
                <text:p/>
              </text:list-item>
              <text:list-item>
                <text:p xml:id="id10" text:id="id10">My modifications: <text:s/>https://github.com/rusimody/gofer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si Mody</meta:initial-creator>
    <meta:creation-date>2014-07-08T16:37:14.099892996</meta:creation-date>
    <dc:date>2014-07-08T20:11:32.237923000</dc:date>
    <dc:creator>Rusi Mody</dc:creator>
    <meta:editing-duration>P0D</meta:editing-duration>
    <meta:editing-cycles>4</meta:editing-cycles>
    <meta:generator>LibreOffice/4.1.2.3$Linux_X86_64 LibreOffice_project/410m0$Build-3</meta:generator>
    <meta:document-statistic meta:object-count="37"/>
  </office:meta>
</office:document-meta>
</file>